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E000000E1F8DF4A3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2pt" fo:font-weight="bold" style:font-size-asian="12pt" style:font-weight-asian="bold" style:font-name-complex="Arial" style:font-weight-complex="bold"/>
    </style:style>
    <style:style style:name="P4" style:family="paragraph" style:parent-style-name="Standard">
      <style:text-properties style:font-name="Arial" fo:font-size="12pt" style:font-size-asian="12pt" style:font-name-complex="Arial"/>
    </style:style>
    <style:style style:name="P5" style:family="paragraph" style:parent-style-name="Standard">
      <style:text-properties style:font-name="Arial" fo:font-size="12pt" style:font-size-asian="12pt" style:font-name-complex="Arial" style:font-size-complex="12pt"/>
    </style:style>
    <style:style style:name="P6" style:family="paragraph" style:parent-style-name="Standard">
      <style:text-properties style:font-name="Arial" fo:font-size="12pt" style:text-underline-style="solid" style:text-underline-width="auto" style:text-underline-color="font-color" style:font-size-asian="12pt" style:font-name-complex="Arial"/>
    </style:style>
    <style:style style:name="P7" style:family="paragraph" style:parent-style-name="Standard">
      <style:paragraph-properties fo:text-align="justify" style:justify-single-word="false"/>
      <style:text-properties style:font-name="Arial" fo:font-size="12pt" style:text-underline-style="solid" style:text-underline-width="auto" style:text-underline-color="font-color" style:font-size-asian="12pt" style:font-name-complex="Arial"/>
    </style:style>
    <style:style style:name="P8" style:family="paragraph" style:parent-style-name="Standard">
      <style:text-properties style:font-name="Arial" fo:font-size="12pt" style:text-underline-style="solid" style:text-underline-width="auto" style:text-underline-color="font-color" fo:font-weight="bold" style:font-size-asian="12pt" style:font-weight-asian="bold" style:font-name-complex="Arial" style:font-weight-complex="bold"/>
    </style:style>
    <style:style style:name="P9" style:family="paragraph" style:parent-style-name="Standard" style:list-style-name="WW8Num11"/>
    <style:style style:name="P10" style:family="paragraph" style:parent-style-name="Standard">
      <style:text-properties fo:color="#0000ff" style:font-name="Arial" fo:font-size="12pt" style:font-size-asian="12pt" style:font-name-complex="Arial"/>
    </style:style>
    <style:style style:name="P11" style:family="paragraph" style:parent-style-name="Standard">
      <style:paragraph-properties fo:text-align="end" style:justify-single-word="false"/>
    </style:style>
    <style:style style:name="P12" style:family="paragraph" style:parent-style-name="Standard">
      <style:paragraph-properties fo:break-before="page"/>
    </style:style>
    <style:style style:name="P13" style:family="paragraph" style:parent-style-name="Standard">
      <style:paragraph-properties fo:margin-left="0.815cm" fo:margin-right="0cm" fo:text-indent="-0.815cm" style:auto-text-indent="false"/>
    </style:style>
    <style:style style:name="P14" style:family="paragraph" style:parent-style-name="Standard">
      <style:paragraph-properties fo:margin-left="1.27cm" fo:margin-right="5.498cm" fo:text-align="justify" style:justify-single-word="false" fo:text-indent="0cm" style:auto-text-indent="false"/>
    </style:style>
    <style:style style:name="P15" style:family="paragraph" style:parent-style-name="Standard">
      <style:paragraph-properties fo:margin-left="1.27cm" fo:margin-right="5.498cm" fo:text-align="justify" style:justify-single-word="false" fo:text-indent="0cm" style:auto-text-indent="false"/>
      <style:text-properties style:font-name="Arial" fo:font-size="12pt" style:font-size-asian="12pt" style:font-name-complex="Arial"/>
    </style:style>
    <style:style style:name="P16" style:family="paragraph" style:parent-style-name="Standard">
      <style:paragraph-properties fo:margin-left="1.27cm" fo:margin-right="5.498cm" fo:text-align="justify" style:justify-single-word="false" fo:text-indent="0cm" style:auto-text-indent="false"/>
      <style:text-properties style:font-name="Arial" style:font-name-complex="Arial"/>
    </style:style>
    <style:style style:name="P17" style:family="paragraph" style:parent-style-name="Standard">
      <style:paragraph-properties fo:margin-left="0cm" fo:margin-right="5.498cm" fo:text-align="justify" style:justify-single-word="false" fo:text-indent="0cm" style:auto-text-indent="false"/>
      <style:text-properties style:font-name="Arial" style:font-name-complex="Arial"/>
    </style:style>
    <style:style style:name="P18" style:family="paragraph" style:parent-style-name="Standard">
      <style:paragraph-properties fo:margin-left="3.81cm" fo:margin-right="0cm" fo:text-indent="1.27cm" style:auto-text-indent="false"/>
    </style:style>
    <style:style style:name="P19" style:family="paragraph" style:parent-style-name="Standard">
      <style:paragraph-properties fo:margin-left="3.81cm" fo:margin-right="0cm" fo:text-indent="1.27cm" style:auto-text-indent="false"/>
      <style:text-properties style:font-name="Arial" fo:font-size="12pt" style:text-underline-style="solid" style:text-underline-width="auto" style:text-underline-color="font-color" style:font-size-asian="12pt" style:font-name-complex="Arial"/>
    </style:style>
    <style:style style:name="P20" style:family="paragraph" style:parent-style-name="Standard">
      <style:paragraph-properties fo:margin-left="3.81cm" fo:margin-right="0cm" fo:text-indent="1.27cm" style:auto-text-indent="false"/>
      <style:text-properties style:font-name="Arial" fo:font-size="12pt" style:font-size-asian="12pt" style:font-name-complex="Arial"/>
    </style:style>
    <style:style style:name="P21" style:family="paragraph" style:parent-style-name="Standard">
      <style:paragraph-properties fo:margin-left="3.81cm" fo:margin-right="0cm" fo:text-indent="1.27cm" style:auto-text-indent="false"/>
      <style:text-properties style:font-name="Arial" style:font-name-complex="Arial"/>
    </style:style>
    <style:style style:name="P22" style:family="paragraph" style:parent-style-name="Standard">
      <style:paragraph-properties fo:margin-left="1.251cm" fo:margin-right="5.5cm" fo:text-align="justify" style:justify-single-word="false" fo:text-indent="0cm" style:auto-text-indent="false"/>
    </style:style>
    <style:style style:name="P23" style:family="paragraph" style:parent-style-name="Standard">
      <style:paragraph-properties fo:margin-left="1.251cm" fo:margin-right="5.5cm" fo:text-align="justify" style:justify-single-word="false" fo:text-indent="0cm" style:auto-text-indent="false"/>
      <style:text-properties style:font-name="Arial" fo:font-size="12pt" style:font-size-asian="12pt" style:font-name-complex="Arial"/>
    </style:style>
    <style:style style:name="P24" style:family="paragraph" style:parent-style-name="Standard">
      <style:paragraph-properties fo:margin-left="1.251cm" fo:margin-right="5.498cm" fo:text-align="justify" style:justify-single-word="false" fo:text-indent="0cm" style:auto-text-indent="false"/>
    </style:style>
    <style:style style:name="P25" style:family="paragraph" style:parent-style-name="Standard">
      <style:paragraph-properties fo:margin-left="0cm" fo:margin-right="-0.004cm" fo:text-align="justify" style:justify-single-word="false" fo:text-indent="0cm" style:auto-text-indent="false"/>
      <style:text-properties style:font-name="Arial" fo:font-size="12pt" style:text-underline-style="solid" style:text-underline-width="auto" style:text-underline-color="font-color" style:font-size-asian="12pt" style:font-name-complex="Arial"/>
    </style:style>
    <style:style style:name="P26" style:family="paragraph" style:parent-style-name="Standard">
      <style:paragraph-properties fo:margin-left="5.08cm" fo:margin-right="0cm" fo:text-indent="0cm" style:auto-text-indent="false"/>
    </style:style>
    <style:style style:name="P27" style:family="paragraph" style:parent-style-name="Standard">
      <style:paragraph-properties fo:margin-left="1.27cm" fo:margin-right="0cm" fo:text-indent="0cm" style:auto-text-indent="false"/>
      <style:text-properties style:font-name="Arial" fo:font-size="12pt" style:font-size-asian="12pt" style:font-name-complex="Arial"/>
    </style:style>
    <style:style style:name="P28" style:family="paragraph" style:parent-style-name="Standard">
      <style:paragraph-properties fo:margin-left="1.27cm" fo:margin-right="0cm" fo:text-indent="0cm" style:auto-text-indent="false"/>
      <style:text-properties style:font-name="Arial" style:font-name-complex="Arial"/>
    </style:style>
    <style:style style:name="P29" style:family="paragraph" style:parent-style-name="Standard" style:master-page-name="Standard">
      <style:paragraph-properties style:page-number="auto"/>
    </style:style>
    <style:style style:name="P30" style:family="paragraph" style:parent-style-name="Header">
      <style:paragraph-properties fo:text-align="center" style:justify-single-word="false"/>
    </style:style>
    <style:style style:name="P31" style:family="paragraph" style:parent-style-name="Header">
      <style:text-properties style:font-name="Arial" fo:font-size="6pt" style:font-size-asian="6pt" style:font-name-complex="Arial"/>
    </style:style>
    <style:style style:name="T1" style:family="text">
      <style:text-properties fo:font-size="12pt" style:font-size-asian="12pt"/>
    </style:style>
    <style:style style:name="T2" style:family="text">
      <style:text-properties style:font-name="Arial" fo:font-size="12pt" fo:font-style="italic" style:font-size-asian="12pt" style:font-style-asian="italic" style:font-name-complex="Arial" style:font-style-complex="italic"/>
    </style:style>
    <style:style style:name="T3" style:family="text">
      <style:text-properties style:font-name="Arial" fo:font-size="12pt" style:text-underline-style="solid" style:text-underline-width="auto" style:text-underline-color="font-color" fo:font-weight="bold" style:font-size-asian="12pt" style:font-weight-asian="bold" style:font-name-complex="Arial" style:font-weight-complex="bold"/>
    </style:style>
    <style:style style:name="T4" style:family="text">
      <style:text-properties style:font-name="Arial" fo:font-size="12pt" style:text-underline-style="solid" style:text-underline-width="auto" style:text-underline-color="font-color" style:font-size-asian="12pt" style:font-name-complex="Arial"/>
    </style:style>
    <style:style style:name="T5" style:family="text">
      <style:text-properties style:font-name="Arial" fo:font-size="12pt" style:font-size-asian="12pt" style:font-name-complex="Arial"/>
    </style:style>
    <style:style style:name="T6" style:family="text">
      <style:text-properties style:font-name="Arial" fo:font-size="12pt" style:font-size-asian="12pt" style:font-name-complex="Arial" style:font-size-complex="12pt"/>
    </style:style>
    <style:style style:name="T7" style:family="text">
      <style:text-properties style:font-name="Arial" fo:font-size="12pt" fo:font-weight="bold" style:font-size-asian="12pt" style:font-weight-asian="bold" style:font-name-complex="Arial"/>
    </style:style>
    <style:style style:name="T8" style:family="text">
      <style:text-properties style:font-name="Arial" fo:font-size="12pt" fo:font-weight="bold" style:font-size-asian="12pt" style:font-weight-asian="bold" style:font-name-complex="Arial" style:font-weight-complex="bold"/>
    </style:style>
    <style:style style:name="T9" style:family="text">
      <style:text-properties style:font-name="Arial" style:font-name-complex="Arial"/>
    </style:style>
    <style:style style:name="T10" style:family="text">
      <style:text-properties style:font-name="Arial" fo:font-size="6pt" style:text-underline-style="solid" style:text-underline-width="auto" style:text-underline-color="font-color" style:font-size-asian="6pt" style:font-name-complex="Arial"/>
    </style:style>
    <style:style style:name="T11" style:family="text">
      <style:text-properties style:font-name="Arial" fo:font-size="6pt" style:font-size-asian="6pt" style:font-name-complex="Arial"/>
    </style:style>
    <style:style style:name="T12" style:family="text">
      <style:text-properties style:font-name="Arial" fo:font-style="italic" style:text-underline-style="solid" style:text-underline-width="auto" style:text-underline-color="font-color" style:font-style-asian="italic" style:font-name-complex="Arial" style:font-style-complex="italic"/>
    </style:style>
    <style:style style:name="T13" style:family="text">
      <style:text-properties style:text-underline-style="solid" style:text-underline-width="auto" style:text-underline-color="font-color"/>
    </style:style>
    <style:style style:name="T14" style:family="text">
      <style:text-properties fo:color="#0000ff" style:font-name="Arial" fo:font-size="12pt" style:text-underline-style="solid" style:text-underline-width="auto" style:text-underline-color="font-color" style:font-size-asian="12pt" style:font-name-complex="Arial"/>
    </style:style>
    <style:style style:name="T15" style:family="text">
      <style:text-properties fo:color="#0000ff" style:font-name="Arial" fo:font-size="12pt" style:font-size-asian="12pt" style:font-name-complex="Arial"/>
    </style:style>
    <style:style style:name="T16" style:family="text">
      <style:text-properties style:text-position="super 58%"/>
    </style:style>
    <style:style style:name="T17" style:family="text">
      <style:text-properties style:text-position="super 58%" style:font-name="Arial" fo:font-size="12pt" style:font-size-asian="12pt" style:font-name-complex="Arial"/>
    </style:style>
    <style:style style:name="T18" style:family="text">
      <style:text-properties style:text-position="super 58%" style:font-name="Arial" fo:font-size="12pt" style:text-underline-style="solid" style:text-underline-width="auto" style:text-underline-color="font-color" style:font-size-asian="12pt" style:font-name-complex="Ari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h text:style-name="Heading_20_1" text:outline-level="1">TROŠKOVNIČKI OPISI</text:h>
      <text:p text:style-name="Standard"/>
      <text:p text:style-name="Standard"/>
      <text:p text:style-name="P1"><text:span text:style-name="T2"><text:tab/>U daljnjem tekstu navedeni su troškovnički opisi primjene toplinsko-izolacijskih materijala od kamene i staklene vune, te XPS-a, proizvođača Knauf Insulation d.o.o. Novi Maro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Standard"/>
      <text:p text:style-name="Standard"/>
      <text:h text:style-name="Heading_20_1" text:outline-level="1">SADRŽAJ</text:h>
      <text:p text:style-name="P3"/>
      <text:p text:style-name="Standard"><text:span text:style-name="T3">1.0 VANJSKI ZIDOVI</text:span></text:p>
      <text:p text:style-name="P4"/>
      <text:list xml:id="list903736948130128923" text:style-name="WW8Num11">
        <text:list-item>
          <text:list>
            <text:list-item>
              <text:p text:style-name="P9"><text:a xlink:type="simple" xlink:href="#B0101"><text:span text:style-name="Internet_20_link"><text:span text:style-name="T5">ETICS SUSTAV S LAMELAMA OD KAMENE VUNE (FKL)</text:span></text:span></text:a></text:p>
            </text:list-item>
            <text:list-item>
              <text:p text:style-name="P9"><text:a xlink:type="simple" xlink:href="#B0102"><text:span text:style-name="Internet_20_link"><text:span text:style-name="T5">ETICS SUSTAV S PLOČAMA OD KAMENE VUNE (FKD-S Thermal / FKD-N Thermal)</text:span></text:span></text:a></text:p>
            </text:list-item>
            <text:list-item>
              <text:p text:style-name="P9"><text:a xlink:type="simple" xlink:href="#B0103"><text:span text:style-name="Internet_20_link"><text:span text:style-name="T5">SUSTAV TOPLINSKE IZOLACIJE PODNOŽJA GRAĐEVINE</text:span></text:span></text:a></text:p>
            </text:list-item>
            <text:list-item>
              <text:p text:style-name="P9"><text:a xlink:type="simple" xlink:href="#B0104"><text:span text:style-name="Internet_20_link"><text:span text:style-name="T5">TOPLINSKA IZOLACIJA ŠPALETA OTVORA</text:span></text:span></text:a></text:p>
            </text:list-item>
            <text:list-item>
              <text:p text:style-name="P9"><text:a xlink:type="simple" xlink:href="#B0105"><text:span text:style-name="Internet_20_link"><text:span text:style-name="T5">SUSTAV KONTAKTNE TANKOSLOJNE <text:s/>FASADE</text:span></text:span></text:a><text:span text:style-name="T14"> STUBIŠTA I U ZONI UDARA</text:span></text:p>
            </text:list-item>
            <text:list-item>
              <text:p text:style-name="P9"><text:a xlink:type="simple" xlink:href="#B0106"><text:span text:style-name="Internet_20_link"><text:span text:style-name="T5">SUSTAVI PROVJETRAVANIH (VENTILIRANIH) <text:s/>FASADA </text:span></text:span></text:a></text:p>
            </text:list-item>
          </text:list>
        </text:list-item>
      </text:list>
      <text:p text:style-name="P2"><text:a xlink:type="simple" xlink:href="#B0106"><text:span text:style-name="T5"/></text:a></text:p>
      <text:p text:style-name="Standard"><text:span text:style-name="T3">2.0 KOSI KROVOVI IZNAD GRIJANIH PROSTORA</text:span></text:p>
      <text:p text:style-name="P6"/>
      <text:p text:style-name="Standard"><text:span text:style-name="T5">2.1. </text:span><text:a xlink:type="simple" xlink:href="#B0201"><text:span text:style-name="Internet_20_link"><text:span text:style-name="T5">IZOLACIJA KROVNE KOSINE </text:span></text:span></text:a></text:p>
      <text:p text:style-name="Standard"><text:span text:style-name="T5">2.2. </text:span><text:a xlink:type="simple" xlink:href="#B0202"><text:span text:style-name="Internet_20_link"><text:span text:style-name="T5">IZOLACIJA KROVNE KOSINE IZNAD ROGOVA („TERMOTOP“)</text:span></text:span></text:a></text:p>
      <text:p text:style-name="Standard"><text:span text:style-name="T5">2.3</text:span><text:span text:style-name="T15">. </text:span><text:a xlink:type="simple" xlink:href="#B0203"><text:span text:style-name="Internet_20_link"><text:span text:style-name="T5">IZOLACIJA IZNAD MASIVNE STROPNE PLOČE</text:span></text:span></text:a></text:p>
      <text:p text:style-name="P4"/>
      <text:p text:style-name="Standard"><text:span text:style-name="T3">3.0 RAVNI KROVOVI IZNAD GRIJANIH PROSTORA</text:span></text:p>
      <text:p text:style-name="P10"/>
      <text:p text:style-name="P13"><text:span text:style-name="T5">3.1</text:span><text:span text:style-name="T15">. </text:span><text:a xlink:type="simple" xlink:href="#B0301"><text:span text:style-name="Internet_20_link"><text:span text:style-name="T5">KLASIČNI RAVNI KROVOVI – DVA SLOJA JEDNAKE <text:s/>GUSTOĆE <text:s text:c="3"/>TOPLINSKE IZOLACIJE</text:span></text:span></text:a></text:p>
      <text:p text:style-name="P13"><text:span text:style-name="T5">3.2</text:span><text:span text:style-name="T15">. </text:span><text:a xlink:type="simple" xlink:href="#B0302"><text:span text:style-name="Internet_20_link"><text:span text:style-name="T5">KLASIČNI RAVNI KROVOVI NA ARM. BET. KONSTRUKCIJI – DVA SLOJA RAZLIČITE GUSTOĆE TOPLINSKE IZOLACIJE</text:span></text:span></text:a></text:p>
      <text:p text:style-name="P13"><text:span text:style-name="T5">3.3. </text:span><text:a xlink:type="simple" xlink:href="#B0303"><text:span text:style-name="Internet_20_link"><text:span text:style-name="T5">KLASIČNI RAVNI KROVOVI NA TRAPEZNO PROFILIRANIM LIMOVIMA ILI ARMIRANO-BETONSKIM PLOČAMA – kombinacija ploča od kamene vune različitih gustoća – rješenje za krovove s fotonaponskim panelima (FNP)</text:span></text:span></text:a></text:p>
      <text:p text:style-name="P13"><text:span text:style-name="T5">3.4. </text:span><text:a xlink:type="simple" xlink:href="#B0304"><text:span text:style-name="Internet_20_link"><text:span text:style-name="T5">KLASIČNI RAVNI KROVOVI – KAMENA VUNA + XPS</text:span></text:span></text:a></text:p>
      <text:p text:style-name="P13"><text:span text:style-name="T5">3.5.</text:span><text:span text:style-name="T15"> </text:span><text:a xlink:type="simple" xlink:href="#B0305"><text:span text:style-name="Internet_20_link"><text:span text:style-name="T5">KLASIČNI RAVNI KROVOVI S TOPLINSKOM IZOLACIJOM U NAGIBU</text:span></text:span></text:a></text:p>
      <text:p text:style-name="P13"><text:span text:style-name="T15">3.6</text:span><text:span text:style-name="T14"> KLASIČNI RAVNI KROVOVI NA TRAPEZNO PROFILIRANIM LIMOVIMA ILI ARMIRANO-BETONSKIM PLOČAMA – ploče dvoslojne gustoće</text:span></text:p>
      <text:p text:style-name="P4"/>
      <text:p text:style-name="P8">4.0 MEĐUKATNE KONSTRUKCIJE</text:p>
      <text:p text:style-name="P4"/>
      <text:p text:style-name="Standard"><text:span text:style-name="T5">4.1. </text:span><text:a xlink:type="simple" xlink:href="#B0401"><text:span text:style-name="Internet_20_link"><text:span text:style-name="T5">POD NA TLU</text:span></text:span></text:a></text:p>
      <text:p text:style-name="Standard"><text:span text:style-name="T5">4.2. </text:span><text:a xlink:type="simple" xlink:href="#B0402"><text:span text:style-name="Internet_20_link"><text:span text:style-name="T5">POD NA MEĐUKATNOJ KONSTRUKCIJI</text:span></text:span></text:a></text:p>
      <text:p text:style-name="Standard"><text:span text:style-name="T5">4.3. </text:span><text:a xlink:type="simple" xlink:href="#B0403"><text:span text:style-name="Internet_20_link"><text:span text:style-name="T5">STROP PREMA NEGRIJANOM PROSTORU</text:span></text:span></text:a></text:p>
      <text:p text:style-name="Standard"><text:span text:style-name="T5">4.4 .</text:span><text:a xlink:type="simple" xlink:href="#B0404"><text:span text:style-name="Internet_20_link"><text:span text:style-name="T5">PROHODNA TERASA – KLASIČNI RAVNI KROV</text:span></text:span></text:a></text:p>
      <text:p text:style-name="Standard"><text:span text:style-name="T5">4.5 .</text:span><text:a xlink:type="simple" xlink:href="#B0405"><text:span text:style-name="Internet_20_link"><text:span text:style-name="T5">PROHODNA TERASA – INVERZNI RAVNI KROV</text:span></text:span></text:a></text:p>
      <text:p text:style-name="P4"/>
      <text:p text:style-name="P8">5.0 MONTAŽNE KONSTRUKCIJE UNUTARNJEG UREĐENJA</text:p>
      <text:p text:style-name="P4"/>
      <text:p text:style-name="Standard"><text:span text:style-name="T5">5.1 – 5.3. </text:span><text:a xlink:type="simple" xlink:href="#B0501"><text:span text:style-name="Internet_20_link"><text:span text:style-name="T5">PREGRADNI ZIDOVI</text:span></text:span></text:a><text:span text:style-name="T5"> <text:s/></text:span></text:p>
      <text:p text:style-name="Standard"><text:span text:style-name="T5">5.4. </text:span><text:a xlink:type="simple" xlink:href="#B0504"><text:span text:style-name="Internet_20_link"><text:span text:style-name="T5">SPUŠTENI STROP </text:span></text:span></text:a></text:p>
      <text:p text:style-name="Standard"><text:a xlink:type="simple" xlink:href="#B0504"><text:span text:style-name="T5"/></text:a></text:p>
      <text:p text:style-name="P8"><text:soft-page-break/></text:p>
      <text:p text:style-name="P8"/>
      <text:p text:style-name="P8"/>
      <text:p text:style-name="P8"/>
      <text:p text:style-name="P8"/>
      <text:p text:style-name="P8"/>
      <text:p text:style-name="P8"/>
      <text:p text:style-name="P6"/>
      <text:h text:style-name="Heading_20_2" text:outline-level="2"><text:bookmark-start text:name="B0101"/>1.1 <text:s/>ETICS SUSTAV S LAMELAMA OD KAMENE VUNE (FKL)</text:h>
      <text:p text:style-name="P6"><text:bookmark-end text:name="B0101"/></text:p>
      <text:p text:style-name="P14"><text:span text:style-name="T5">Izvedba tankoslojnog sustava s lamelama kamene vune, karakteristika kao Knauf Insulation FKL, gustoće od 85,0 kg/m</text:span><text:span text:style-name="T17">3</text:span><text:span text:style-name="T5">, debljine prema fizikalnom proračunu. Prije početka radova potrebno izvršiti provjeru kvalitete i ravnosti podloge. Izvršiti sve potrebne pripremne radove.</text:span></text:p>
      <text:p text:style-name="P15">Cijena stavke uključuje dobavu i postavu komponenti prema uputama proizvođača. Redoslijed izvođenja:</text:p>
      <text:p text:style-name="P14"><text:span text:style-name="T5">- postava aluminijskog (perforiranog) sokl-profila širine jednake debljini lamela kamene vune, pričvršćenog nerđajućim vijcima do 3 kom/m´. </text:span></text:p>
      <text:p text:style-name="P14"><text:span text:style-name="T5">- PUNOPLOŠNO nanošenje polimerno-cementnog ljepila na lamele, zupčastim gleterom ili na zid ručno/strojno u debljini do 5 mm</text:span></text:p>
      <text:p text:style-name="P14"><text:span text:style-name="T5">- preko postavljenih lamela nanošenje sloja polimerno-cementnog ljepila debljine do 3 mm u koji se utiskuje certificirana mrežica od staklenih vlakana (140-160grama/m</text:span><text:span text:style-name="T17">2</text:span><text:span text:style-name="T5">), alkalno otporna, veličine otvora 4x4 mm s preklopom od minimalno 10 cm.</text:span></text:p>
      <text:p text:style-name="P15">- obavezno dodatno ojačanje uglova otvora dijagonalno postavljenim mrežicama dimenzija 20x40 cm ili 30x50.</text:p>
      <text:p text:style-name="P15">- nanošenje izravnavajućeg sloja polimerno-cementnog ljepila debljine 2 mm.</text:p>
      <text:p text:style-name="P14"><text:span text:style-name="T5">- nakon min. 10-14 dana sušenja, premazivanje impregnacijskim pretpremazom i nanošenje završnog sloja (mineralni, silikatni, silikatno-silikonski, silikonski), minimalne debljine zrna od 1,5 mm, odnosno, do maksimalno 4,0 mm.</text:span></text:p>
      <text:p text:style-name="P14"><text:span text:style-name="T5">Dobava i postava ostalog pribora (kutni i okapni profili, špaletni elementi od FKD-S Thermal RS špaletnih elemenata debljine 2 cm,..). Sve radove izvesti prema uputama </text:span><text:soft-page-break/><text:span text:style-name="T5">proizvođača komponenti ispitanog sustava sukladno HRN EN 13500 ili ETAG004. </text:span></text:p>
      <text:p text:style-name="P16"/>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6"/>
      <text:h text:style-name="Heading_20_2" text:outline-level="2"><text:bookmark-start text:name="B0102"/>1.2 <text:s/>ETICS SUSTAV S PLOČAMA OD KAMENE VUNE (FKD-S Thermal ili FKD-N Thermal)</text:h>
      <text:p text:style-name="P6"><text:bookmark-end text:name="B0102"/></text:p>
      <text:p text:style-name="P14"><text:span text:style-name="T5">Izvedba tankoslojnog kontaktnog sustava fasade s pločama kamene vune, karakteristika kao <text:s/>Knauf Insulation FKD-S Thermal, gustoće 100,0 kg/m</text:span><text:span text:style-name="T17">3</text:span><text:span text:style-name="T5">, λ = 0,035 W/mK, ili FKD-N Thermal, gustoće 95,0 kg/m</text:span><text:span text:style-name="T17">3</text:span><text:span text:style-name="T5">, λ = 0,034 W/mK, debljine određene fizikalnim proračunom. U cijenu je potrebno uračunati dobavu materijala, te izradu fasade prema uputama proizvođača. Faze izrade: <text:s/>Postavljanje aluminijskog perforiranog «sockel-profila» jednake širine kao debljina ploče od kamene vune. Pričvršćivanje izvesti nerđajućim vijcima na razmaku svakih 40 do 60 cm. Nanošenje polimerno-cementnog ljepila trakasto po rubovima i točkasto po sredini ploča (min 40% ravnomjerna pokrivenost ploče). Ploče se 3 dana nakon lijepljenja dodatno mehanički pričvršćuju plastičnim ili metalnim (u slučaju viših zahtjeva u odnosu na protupožarne zahtjeve, velike brzine i nalete vjetra, trusna područja i sl.) pričvrsnicama <text:s/>(6-8 kom/m</text:span><text:span text:style-name="T17">2</text:span><text:span text:style-name="T5">) prema W shemi. Na uglove građevine postavljaju se aluminijski ili PVC kutni profili oko otvora s tim da je na dijagonalama otvora potrebno kao dodatno ojačanje postaviti mrežicu veličine 20x40 (30x50) cm. <text:s/>Na ploče od kamene vune nanosi se polimerno-cementno ljepilo u koje utiskujemo certificiranu mrežicu (140-160 grama/m</text:span><text:span text:style-name="T17">2</text:span><text:span text:style-name="T5">) od staklenih vlakana, alkalno otpornu, s preklopima od 10 cm, koja se prekriva nanošenjem 1-2 mm drugog sloja polimerno-cementnog lijepila. Nakon sušenja od 10 – 14 dana, a prije izvođenja završnog sloja potrebno je nanijeti impregnirajući pretpremaz. <text:s/>Kao završni sloj <text:s/>preporuča se silikatna ili silikonska žbuka min. 1,5 mm strukture zrna, odnosno najviše do 4,0 mm. Sve radove izvesti prema uputama </text:span><text:soft-page-break/><text:span text:style-name="T5">proizvođača komponenti certificiranog sustava sukladno HRN EN 13500 ili ETAG004.</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9"/>
      <text:p text:style-name="P20"/>
      <text:p text:style-name="P16"/>
      <text:h text:style-name="Heading_20_2" text:outline-level="2"><text:bookmark-start text:name="B0103"/>1.3 <text:s/>SUSTAV TOPLINSKE IZOLACIJE PODNOŽJA OBJEKTA</text:h>
      <text:p text:style-name="P6"><text:bookmark-end text:name="B0103"/></text:p>
      <text:p text:style-name="P6"/>
      <text:p text:style-name="P6"/>
      <text:p text:style-name="P22"><text:span text:style-name="T5">Izvedba sustava toplinske izolacije perimetra objekta, odnosno podnožja zgrade do visine prskanja min. 30-50 cm, karakteristika kao Knauf Insulation</text:span><text:span text:style-name="T17"> </text:span><text:span text:style-name="T5">Ultragrip LJ pločama hrapave strukture i stepenastog ruba, od ekstrudiranog polistirena (XPS-a), debljine određene fizikalnim proračunom. U cijenu je potrebno uračunati dobavu materijala, te toplinsku izolaciju podnožja fasade prema uputama proizvođača. </text:span></text:p>
      <text:p text:style-name="P22"><text:span text:style-name="T5">Faze izvođenja: Ploče se lijepe na sloj vertikalne hidroizolacije s minimalnom visinom 20cm iznad nivoa terena pomoću poliuretanske pjene te se mehanički pričvršćuju pričvrsnicama u zoni iznad hidroizolacije. Na rebraste Ultragrip ploče nanosi se prvi sloj tzv. WDVS ljepila za povezane sustave vanjske toplinske izolacije u sloju od 2mm u koji se utapa certificirana mrežica od staklenih vlakana, alkalno otporna. Zatim slijedi drugi izravnavajući sloj ljepila 2,00 mm te sušenje čitavog armirajućeg sloja minimalno 5 dana u normiranim uvjetima. Nakon propisanog sušenja nanosi se pretpremaz za poboljšanje prionljivosti, te završna vodootporna mozaična (polimerna) žbuka.</text:span></text:p>
      <text:p text:style-name="P23"/>
      <text:p text:style-name="P18"><text:span text:style-name="T5"><text:s/></text:span><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7"/>
      <text:p text:style-name="P6"/>
      <text:p text:style-name="P6"/>
      <text:h text:style-name="Heading_20_2" text:outline-level="2"><text:bookmark-start text:name="B0104"/>1.4 <text:s/>TOPLINSKA IZOLACIJA ŠPALETA OTVORA</text:h>
      <text:p text:style-name="P6"><text:bookmark-end text:name="B0104"/></text:p>
      <text:p text:style-name="P22"><text:span text:style-name="T5">Izvedba toplinske izolacije „špaleta“ otvora objekta, karakteristika kao Knauf Insulation</text:span><text:span text:style-name="T17"> „</text:span><text:span text:style-name="T5">špaletnih“ elemenata od kamene vune FKD-S Thermal RS. U cijenu je potrebno uračunati </text:span><text:soft-page-break/><text:span text:style-name="T5">dobavu materijala te izradu toplinske izolacije špaleta prema uputama proizvođača.</text:span></text:p>
      <text:p text:style-name="P22"><text:span text:style-name="T5">Faze izrade: Na pripremljenu podlogu špaleta otvora, ravnih i kosih dijelova, punoplošno se lijepe špaletni elementi kamene vune dimenzija 100x20 cm, s polimerno-cementnim ljepilom koje je certificirano u sustavu. Na spomenute elemente kamene vune nanosi se sloj polimerno-cementnog ljepila od 3,0 mm u koji se utapa armaturna mrežica od staklenih vlakana, alkalno otporna, te se ista preklapa s kutnim profilima ojačanim mrežicom kao i profilima za elastični brtveni spoj na prozore i vrata (tzv.APU-lajsne). Izravnavajući sloj polimerno-cementnog ljepila nanosi se u debljini 1-2 mm, a ukupno sušenje sloja ljepljenja i armiranja je minimalno 10 dana u normiranim uvjetima. Nakon propisanog sušenja nanosi se pretpremaz za poboljšanje prionljivosti i izjednačavanja vodoupojnosti, a nakon 1-3 dana nanosi se završna žbuka na osnovi silikata ili silikona granulacije od 1,5 - 4 mm.</text:span></text:p>
      <text:p text:style-name="P23"/>
      <text:p text:style-name="P11"><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6"/>
      <text:p text:style-name="P6"/>
      <text:p text:style-name="P6"/>
      <text:h text:style-name="Heading_20_2" text:outline-level="2"><text:bookmark-start text:name="B0105"/>1.5 <text:s/>SUSTAV KONTAKTNE TANKOSLOJNE <text:s/>FASADE (IZOLACIJA ZIDOVA PREMA STUBIŠTIMA I ZONI (VISINI) UDARA )</text:h>
      <text:p text:style-name="P6"><text:bookmark-end text:name="B0105"/></text:p>
      <text:p text:style-name="P14"><text:span text:style-name="T5">Izvedba tankoslojnog sustava s lamelama ili pločama kamene vune, karakteristika kao Knauf Insulation FKL, gustoće od 85,0 kg/m</text:span><text:span text:style-name="T17">3</text:span><text:span text:style-name="T5">, ili FLD-S Thermal gustoće 100,0 kg/m</text:span><text:span text:style-name="T17">3</text:span><text:span text:style-name="T5">) debljine prema fizikalnom proračunu. Prije početka radova potrebno izvršiti provjeru kvalitete i ravnosti podloge. Izvršiti sve potrebne pripremne radove.</text:span></text:p>
      <text:p text:style-name="P15">Cijena stavke uključuje dobavu i postavu komponenti prema uputama proizvođača. Redoslijed izvođenja:</text:p>
      <text:p text:style-name="P14"><text:span text:style-name="T5">- postava aluminijskog (perforiranog) sokl-profila širine jednake debljini lamela kamene vune, pričvršćenog nerđajućim vijcima do 3 kom/m´. </text:span></text:p>
      <text:p text:style-name="P14"><text:span text:style-name="T5">- PUNOPLOŠNO nanošenje polimerno-cementnog ljepila na lamele (trakasto po rubovima i točkasto po sredini kod ploča), </text:span><text:soft-page-break/><text:span text:style-name="T5">zupčastim gleterom u debljini minimalno 8,00 mm</text:span></text:p>
      <text:p text:style-name="P14"><text:span text:style-name="T5">- preko postavljenih lamela ili ploča <text:s/>nanošenje sloja polimerno-cementnog ljepila debljine do 3-5 mm u koji se utiskuje certificirana mrežica od staklenih vlakana (140-160grama/m</text:span><text:span text:style-name="T17">2</text:span><text:span text:style-name="T5">), alkalno otporna, veličine otvora 4x4 mm s preklopom od minimalno 10 cm. Alternativa: „pancir“ mrežica. U tom slučaju nema potrebe za izvođenjem dodatne staklene mrežice.</text:span></text:p>
      <text:p text:style-name="P15">- obavezno dodatno ojačanje uglova otvora dijagonalno postavljenim mrežicama dimenzija 20x40 cm ili 30x50.</text:p>
      <text:p text:style-name="P14"><text:span text:style-name="T5">- nanošenje izravnavajućeg sloja polimerno-cementnog ljepila debljine 3 mm, dodatno ojačanog slojem staklene mrežice. </text:span></text:p>
      <text:p text:style-name="P14"><text:span text:style-name="T5">- nakon min. 10-14 dana sušenja, premazivanje impregnacijskim pretpremazom i nanošenje završnog sloja (mineralni, silikatni, silikatno-silikonski, silikonski), minimalne debljine zrna od 1,5 mm, odnosno, do maksimalno 4,0 mm.</text:span></text:p>
      <text:p text:style-name="P14"><text:span text:style-name="T5">Dobava i postava ostalog pribora (kutni i okapni profili, špaletni elementi od FKD-S Thermal RS špaletnih elemenata debljine 2 cm,..). Sve radove izvesti prema uputama proizvođača komponenti ispitanog sustava sukladno HRN EN 13500 ili ETAG004.<text:tab/></text:span></text:p>
      <text:p text:style-name="P5"/>
      <text:p text:style-name="P5"/>
      <text:p text:style-name="P5"/>
      <text:h text:style-name="Heading_20_2" text:outline-level="2"><text:bookmark-start text:name="B0106"/>1.6 <text:s/>SUSTAV PROVJETRAVANE <text:s/>FASADE </text:h>
      <text:p text:style-name="P6"><text:bookmark-end text:name="B0106"/></text:p>
      <text:h text:style-name="Heading_20_3" text:outline-level="3"><text:bookmark-start text:name="B010601"/>1.6.1 <text:s/>SUSTAV PROVJETRAVANE <text:s/>FASADE <text:s/>(visina zgrade do 12m)</text:h>
      <text:p text:style-name="P6"><text:bookmark-end text:name="B010601"/></text:p>
      <text:p text:style-name="P6"/>
      <text:p text:style-name="P14"><text:span text:style-name="T5">Izvedba ventilirane fasade s toplinskom, zvučnom i protupožarnom izolacijom od ploča kamene vune kaširanih staklenim voalom, </text:span><text:span text:style-name="T7">karakteristika kao Knauf Insulation <text:s/>FPL 035 GV </text:span><text:span text:style-name="T5">(ploče kamene vune gustoće 50 kg/m</text:span><text:span text:style-name="T17">3</text:span><text:span text:style-name="T5">, λ = 0,035 W/mK, otpora strujanju minimalno AF10, kaširane staklenim voalom). <text:s/>Potrebna debljina definirana je fizikalnim proračunom. Ploče mogu biti kaširane staklenim voalom (GVB-crni ili GVN-bijeli) ili nekaširane uz mogućnost primjene adekvatne paropropusne-vodonepropusne folije. Iste se </text:span><text:soft-page-break/><text:span text:style-name="T5">na zid pričvršćuju pomoću tzv.DH (nosač izolacije) mehaničkih pričvrsnica promjera „šešira“ 8cm (6-8 kom/m</text:span><text:span text:style-name="T17">2</text:span><text:span text:style-name="T5">). <text:s/>U cijenu je potrebno uračunati dobavu sveg potrebnog materijala ovisno o tipu nosive potkonstrukcije ventilirane obloge, te izradu fasade prema uputama proizvođača sustava. </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21"/>
      <text:p text:style-name="P6"/>
      <text:p text:style-name="P6"/>
      <text:p text:style-name="P6"/>
      <text:h text:style-name="Heading_20_3" text:outline-level="3"><text:bookmark-start text:name="B010602"/>1.6.2 <text:s/>SUSTAV PROVJETRAVANE <text:s/>FASADE <text:s/>(visina zgrade do 12m)</text:h>
      <text:p text:style-name="P6"><text:bookmark-end text:name="B010602"/></text:p>
      <text:p text:style-name="P6"/>
      <text:p text:style-name="P14"><text:span text:style-name="T5">Izvedba ventilirane fasade s toplinskom, zvučnom i protupožarnom izolacijom od ploča kamene vune kaširanih staklenim voalom, </text:span><text:span text:style-name="T7">karakteristika kao Knauf Insulation <text:s/>FPL GV </text:span><text:span text:style-name="T5">(ploče kamene vune gustoće 40 kg/m</text:span><text:span text:style-name="T17">3</text:span><text:span text:style-name="T5">, λ = 0,037 W/mK, otpora strujanju minimalno AF5, kaširane staklenim voalom). <text:s/>Potrebna debljina definirana je fizikalnim proračunom. Ploče mogu biti kaširane staklenim voalom (GVB-crni ili GVN-bijeli) ili nekaširane uz mogućnost primjene adekvatne paropropusne-vodonepropusne folije. Iste se na zid pričvršćuju pomoću tzv.DH (nosač izolacije) mehaničkih pričvrsnica promjera „šešira“ 8cm (6-8 kom/m</text:span><text:span text:style-name="T17">2</text:span><text:span text:style-name="T5">). <text:s/>U cijenu je potrebno uračunati dobavu sveg potrebnog materijala ovisno o tipu nosive potkonstrukcije ventilirane obloge, te izradu fasade prema uputama proizvođača sustava. </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21"/>
      <text:p text:style-name="P6"/>
      <text:p text:style-name="P6"/>
      <text:p text:style-name="P6"/>
      <text:h text:style-name="Heading_20_3" text:outline-level="3"><text:bookmark-start text:name="B010603"/>1.6.3 <text:s/>SUSTAV PROVJETRAVANE <text:s/>FASADE <text:s/>(visina zgrade do 12m)</text:h>
      <text:p text:style-name="P6"><text:bookmark-end text:name="B010603"/></text:p>
      <text:p text:style-name="P14"><text:span text:style-name="T5">Izvedba ventilirane fasade s toplinskom, zvučnom i protupožarnom izolacijom od ploča staklene vune kaširanih staklenim voalom, </text:span><text:span text:style-name="T7">karakteristika kao Knauf Insulation <text:s/>TP 435B </text:span><text:span text:style-name="T5">(ploče staklene vune gustoće 25 kg/m</text:span><text:span text:style-name="T17">3</text:span><text:span text:style-name="T5">, λ = 0,034 W/mK, otpora strujanju minimalno </text:span><text:soft-page-break/><text:span text:style-name="T5">AF10, kaširane staklenim voalom). <text:s/>Potrebna debljina definirana je fizikalnim proračunom. Ploče se na zid pričvršćuju pomoću tzv.DH (nosač izolacije) mehaničkih pričvrsnica promjera „šešira“ 8cm (6-8 kom/m</text:span><text:span text:style-name="T17">2</text:span><text:span text:style-name="T5">). <text:s/>U cijenu je potrebno uračunati dobavu sveg potrebnog materijala ovisno o tipu nosive potkonstrukcije ventilirane obloge, te izradu fasade prema uputama proizvođača sustava. </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6"/>
      <text:p text:style-name="P6"/>
      <text:p text:style-name="P6"/>
      <text:h text:style-name="Heading_20_3" text:outline-level="3"><text:bookmark-start text:name="B010604"/>1.6.4 <text:s/>SUSTAV PROVJETRAVANE <text:s/>FASADE <text:s/>(visina zgrade iznad 12m)</text:h>
      <text:p text:style-name="P6"><text:bookmark-end text:name="B010604"/></text:p>
      <text:p text:style-name="P14"><text:span text:style-name="T5">Izvedba ventilirane fasade s toplinskom, zvučnom i protupožarnom izolacijom od ploča kamene vune kaširanih staklenim voalom, </text:span><text:span text:style-name="T7">karakteristika kao Knauf Insulation <text:s/>FP GV </text:span><text:span text:style-name="T5">(ploče kamene vune gustoće 70 kg/m</text:span><text:span text:style-name="T17">3</text:span><text:span text:style-name="T5">, λ = 0,035 W/mK, otpora strujanju minimalno AF15, tlačne čvrstoće minimalno CS(10)5, kaširane staklenim voalom). <text:s/>Potrebna debljina definirana je fizikalnim proračunom. Ploče mogu biti kaširane staklenim voalom (GVB-crni ili GVN-bijeli) ili nekaširane uz mogućnost primjene adekvatne paropropusne-vodonepropusne folije. Iste se na zid pričvršćuju pomoću tzv.DH (nosač izolacije) mehaničkih pričvrsnica promjera „šešira“ 8cm (6-8 kom/m</text:span><text:span text:style-name="T17">2</text:span><text:span text:style-name="T5">). <text:s/>U cijenu je potrebno uračunati dobavu sveg potrebnog materijala ovisno o tipu nosive potkonstrukcije ventilirane obloge, te izradu fasade prema uputama proizvođača sustava. </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21"/>
      <text:p text:style-name="P6"/>
      <text:p text:style-name="P6"/>
      <text:p text:style-name="P6"/>
      <text:h text:style-name="Heading_20_2" text:outline-level="2"><text:bookmark-start text:name="B0201"/>2.1 <text:s/>IZOLACIJA KROVNE KOSINE S UNUTARNJE STRANE</text:h>
      <text:p text:style-name="P6"><text:bookmark-end text:name="B0201"/></text:p>
      <text:p text:style-name="P14"><text:span text:style-name="T5">Dobava i ugradnja materijala za izolaciju potkrovlja, na način da se prostor između rogova ispunjava krovnim pločama od kamene vune, karakteristika kao Knauf Insulation KP, gustoće 45 kg/m</text:span><text:span text:style-name="T17">3</text:span><text:span text:style-name="T5">, ili rolama </text:span><text:soft-page-break/><text:span text:style-name="T5">staklene vune Unifit 035, gustoće 20 kg/m</text:span><text:span text:style-name="T17">3</text:span><text:span text:style-name="T5">, proizvedenih bez kemijskih veziva prema ECOSE</text:span><text:span text:style-name="T17">®</text:span><text:span text:style-name="T5"> Technology. Potrebna debljina definirana je projektom građevinske fizike. Kao sekundarni pokrov, izvesti razmaknutu dašćanu oplatu (razmaci ca 0,5 cm), preko koje se postavlja polipropilenska paropropusna-vodonepropusna folija kao Knauf Insulation LDS 0,04. Poprečno ispod rogova pričvršćujemo metalnu ili drvenu potkonstrukciju između koje postavljamo toplinsku izolaciju od ploča kamene <text:s/>vune kao Knauf Insulation <text:s/>DP-3 ploče, gustoće 30 kg/m</text:span><text:span text:style-name="T17">3</text:span><text:span text:style-name="T5">, <text:s/>alternativno rolama staklene vune <text:s/>Classic 040, proizvedenih prema ECOSE® Technology, kako bi se umanjili negativni utjecaji toplinskih mostova preko drvenih rogova. Na potkonstrukciju obvezno postavljamo parnu branu, PE-foliju debljine 0,19 mm kao Knauf Insualtion LDS 100 ili kod „dvostruko ventiliranog krova“ LDS 2 Silk parnu kočnicu s preklopima od 10 cm. Zatim se na potkonstrukciju pričvršćuje obloga (npr. gips-kartonske ploče, drvena obloga). Obavezna primjena specijalnih traka za spajanje preklopa parnih brana kao Knauf Insulation LDS Solifit ili Soliplan, te brtvljenje spojeva između parnih brana i bočnih zidova (Knauf Insulation LDS Kleberaupe). U cijenu je potrebno uračunati dobavu potrebnog materijala, a radove izvesti prema uputama proizvođača. </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16"/>
      <text:p text:style-name="P16"/>
      <text:p text:style-name="P16"/>
      <text:p text:style-name="P16"/>
      <text:h text:style-name="Heading_20_2" text:outline-level="2"><text:bookmark-start text:name="B0202"/>2.2 <text:s/>IZOLACIJA KROVNE KOSINE S VANJSKE STRANE („TERMOTOP“ SUSTAV)</text:h>
      <text:p text:style-name="P6"><text:bookmark-end text:name="B0202"/></text:p>
      <text:p text:style-name="P14"><text:span text:style-name="T5">Dobava i ugradnja materijala za izolaciju krovne kosine <text:s/>na način da se iznad (preko) rogova postavljaju tvrde ploče od kamene vune karakteristika kao Knauf Insulation TERMOTOP, gustoće min. 150 kg/m</text:span><text:span text:style-name="T17">3</text:span><text:span text:style-name="T5">, uz obavezno ispitanog puzanja pri dugotrajnom tlačnom opterećenju, debljine definirane projektom građevinske fizike. Preko </text:span><text:soft-page-break/><text:span text:style-name="T5">TERMOTOP ploča postavlja se sekundarni pokrov, paropropusna-vodonepropusna folija karakteristika kao Knauf Insulation LDS 0,04, te se na nju postavljaju uzdužne letve dimenzija 8/5 cm (lagani pokrov), odnosno 10/ cm u slučaju primjene težeg završnog pokrova (crijep) koje se pričvršćuju vijcima na razmaku 40 – 45 cm (ovisno o nagibu) u rogove. Na uzdužne letve se postavljaju poprečne letve na razmaku i dimenzijama ovisno o pokrovnom materijalu (crijep, limene ploče (kao Gerard sustav),..) <text:s text:c="2"/>U cijenu je potrebno uračunati dobavu svog potrebnog materijala, a radove izvesti prema uputama proizvođača.</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17"/>
      <text:p text:style-name="P17"/>
      <text:p text:style-name="P15"/>
      <text:p text:style-name="P6"/>
      <text:p text:style-name="P6"/>
      <text:p text:style-name="P6"/>
      <text:p text:style-name="P6"/>
      <text:h text:style-name="Heading_20_2" text:outline-level="2"><text:bookmark-start text:name="B0203"/>2.3 <text:s/>IZOLACIJA IZNAD MASIVNE KROVNE PLOČE (KOSINE)</text:h>
      <text:p text:style-name="P6"><text:bookmark-end text:name="B0203"/></text:p>
      <text:p text:style-name="P14"><text:span text:style-name="T5">Dobava i ugradnja materijala za toplinsku, zvučnu i protupožarnu izolaciju potkrovlja, na način da se prostor između rogova ispunjava krovnim pločama od kamene vune, karakteristika kao Knauf Insulation DP-3, gustoće 30 kg/m</text:span><text:span text:style-name="T17">3</text:span><text:span text:style-name="T5">, KP, gustoće 45 kg/m</text:span><text:span text:style-name="T17">3</text:span><text:span text:style-name="T5">, DP-5, gustoće 50 kg/m</text:span><text:span text:style-name="T17">3</text:span><text:span text:style-name="T5">, ili rolama staklene vune Unifit 035, gustoće 20 kg/m</text:span><text:span text:style-name="T17">3</text:span><text:span text:style-name="T5">, proizvedenih bez kemijskih veziva prema ECOSE</text:span><text:span text:style-name="T17">®</text:span><text:span text:style-name="T5"> Technology. Potrebna debljina definirana je projektom građevinske fizike. Kao sekundarni pokrov iznad rogova, postaviti polipropilensku, paropropusnu-vodonepropusnu foliju kao Knauf Insulation LDS 0,04. Kao parnu kočnicu ispod sloja toplinske izolacije primijeniti parnu kočnicu kao Knauf Insulation LDS5. Za spojeve primijeniti posebne trake Knauf Insulation Solifit. U cijenu je potrebno uračunati dobavu potrebnog materijala, a radove izvesti prema uputama proizvođača. </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16"/>
      <text:p text:style-name="P16"><text:soft-page-break/></text:p>
      <text:p text:style-name="P16"/>
      <text:p text:style-name="P17"/>
      <text:h text:style-name="Heading_20_2" text:outline-level="2"><text:bookmark-start text:name="B0301"/>3.1 <text:s/>KLASIČNI RAVNI KROVOVI NA TRAPEZNO PROFILIRANIM LIMOVIMA ILI ARMIRANO-BETONSKIM PLOČAMA – sloj toplinske izolacije homogene gustoće po čitavom presjeku</text:h>
      <text:p text:style-name="P6"><text:bookmark-end text:name="B0301"/></text:p>
      <text:p text:style-name="P24"><text:span text:style-name="T5">Dobava i ugradnja materijala za zvučnu, toplinsku i protupožarnu izolaciju ravnog krova. Najprije se na <text:s/>trapezni profilirani lim/ab ploču postavlja parna prana čije su karakteristike definirane projektom građevinske fizike, zatim se postavljaju tvrde ploče od kamene vune, karakteristika kao KNAUF INSULATION SmartRoof TOP, gustoće minimalno 135 kg/m</text:span><text:span text:style-name="T17">3</text:span><text:span text:style-name="T5">, λ = 0,036 W/mK (CS(10)70, PL(5)650), debljine definirane projektom građevinske fizike. Na SmartRoof TOP ploče postavljaju se hidroizolacijske trake čije su karakteristike također definirane projektom građevinske fizike (PVC, TPO, bitumenska, EPDM, PIB…..). Hidroizolacija se na krovne SmartRoof TOP ploče pričvršćuje mehanički, a preklopi od 10 cm međusobno se vare vrućim zrakom. Između završne hidroizolacijske folije i ploča SmartRoof TOP predvidjeti sloj geotekstila ili staklenog voala kao parorasteretnog sloja. Ovisno o tipu hidroizolacijskog materijala <text:s/>mogući su i drugi načini izvedbe spojeva (vrući postupak, vakuum postupak…..). U cijenu uračunati dobavu i ugradbu slivnika, opšava, atike, te brtvljenje oko kupola i svih završetaka prema uputama proizvođača.</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16"/>
      <text:p text:style-name="P16"/>
      <text:p text:style-name="P16"/>
      <text:p text:style-name="P16"/>
      <text:h text:style-name="Heading_20_2" text:outline-level="2"><text:bookmark-start text:name="B0302"/>3.2 <text:s/>KLASIČNI RAVNI KROVOVI NA TRAPEZNO PROFILIRANIM LIMOVIMA ILI ARMIRANO-BETONSKIM PLOČAMA – dva sloja različite gustoće</text:h>
      <text:p text:style-name="P6"><text:bookmark-end text:name="B0302"/></text:p>
      <text:p text:style-name="P24"><text:span text:style-name="T5">Dobava i ugradnja materijala za zvučnu, toplinsku i protupožarnu izolaciju ravnog krova. Najprije se na <text:s/>trapezni profilirani lim/ab ploču postavlja parna prana čije su karakteristike definirane projektom </text:span><text:soft-page-break/><text:span text:style-name="T5">građevinske fizike, zatim se postavljaju tvrde ploče od kamene vune, karakteristika kao KNAUF INSULATION SmartRoof THERMAL, gustoće minimalno 115 kg/m</text:span><text:span text:style-name="T17">3</text:span><text:span text:style-name="T5">, λ = 0,036 W/mK, CS(10)50, PL(5)500, debljine definirane projektom građevinske fizike. Na THERMAL <text:s/>ploče postavljaju se ploče KNAUF INSULATION SmartRoof TOP, gustoće minimalno 135 kg/m</text:span><text:span text:style-name="T17">3</text:span><text:span text:style-name="T5">, CS(10)70, PL(5)650, koje služe za prihvat većih tlačnih opterećenja. Iznad tih slojeva toplinske, zvučne i protupožarne izolacije, postavljaju se hidroizolacijske trake čije su karakteristike također definirane projektom građevinske fizike (PVC, TPO, bitumenska, EPDM, PIB…..). Hidroizolacija se na krovne DDP ploče pričvršćuje mehanički, a preklopi od 10 cm međusobno se vare vrućim zrakom. Između završne hidroizolacijske folije i ploča toplinske izolacije predvidjeti sloj geotekstila ili staklenog voala kao parorasteretnog sloja. Ovisno o tipu hidroizolacijskog materijala <text:s/>mogući su i drugi načini izvedbe spojeva (vrući postupak, vakuum postupak…..). U cijenu uračunati dobavu i ugradbu slivnika, opšava, atike, te brtvljenje oko kupola i svih završetaka prema uputama proizvođača.</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h text:style-name="Heading_20_2" text:outline-level="2"><text:bookmark-start text:name="B0303"/></text:h>
      <text:h text:style-name="Heading_20_2" text:outline-level="2"/>
      <text:h text:style-name="Heading_20_2" text:outline-level="2"/>
      <text:h text:style-name="Heading_20_2" text:outline-level="2">3.3 <text:s/>KLASIČNI RAVNI KROVOVI NA TRAPEZNO PROFILIRANIM LIMOVIMA ILI ARMIRANO-BETONSKIM PLOČAMA – kombinacija ploča od kamene vune različitih gustoća – rješenje za krovove s fotonaponskim panelima (FNP)</text:h>
      <text:p text:style-name="P6"/>
      <text:p text:style-name="P24"><text:span text:style-name="T5">Dobava i ugradnja materijala za zvučnu, toplinsku i protupožarnu izolaciju ravnog krova kod očekivanih većih stalnih i/ili pokretnih opterećenja (strojarska oprema, prohodne terase, hodne staze na klasičnim, ravnim krovovima i sl.). Najprije se na <text:s/>trapezni profilirani lim/ab ploču postavlja parna prana čije su karakteristike definirane projektom građevinske fizike, zatim se postavljaju tvrde ploče od kamene vune, karakteristika kao KNAUF INSULATION SmartRoof THERMAL, gustoće minimalno 115 kg/m</text:span><text:span text:style-name="T17">3</text:span><text:span text:style-name="T5">, λ = 0,036 </text:span><text:soft-page-break/><text:span text:style-name="T5">W/mK, CS(10)50, PL(5)500, debljine definirane projektom građevinske fizike, ili u slučaju većih opterećenja od 50 kPa, ploče kamene vune KNAUF INSULATION SmartRoof TOP, gustoće minimalno 135 kg/m</text:span><text:span text:style-name="T17">3</text:span><text:span text:style-name="T5">, CS(10)70, PL(5)650. Preko ploča od kamene vune postavlja se sloj ploča od kamene vune Knauf Insulation SmartRoof HARD, gustoće 135,00 kg/m</text:span><text:span text:style-name="T17">3</text:span><text:span text:style-name="T5">, tlačne čvrstoće ≥ 90 kPa (CS(10)90, PL(5)800). Iznad tih slojeva toplinske, zvučne i protupožarne izolacije, postavljaju se hidroizolacijske trake čije su karakteristike također definirane projektom građevinske fizike (PVC, TPO, bitumenska, EPDM, PIB…..). Hidroizolacija se pričvršćuje mehanički, a preklopi od 10 cm međusobno se vare vrućim zrakom. Između završne hidroizolacijske folije i ploča HARD predvidjeti sloj geotekstila ili staklenog voala kao parorasteretnog sloja, koji, posebno u slučaju primjene traka na osnovi PVC-a razdjeljuje izolaciju od hidroizolacijske folije. Ovisno o tipu hidroizolacijskog materijala <text:s/>mogući su i drugi načini izvedbe spojeva (vrući postupak, vakuum postupak…..). U cijenu uračunati dobavu i ugradbu slivnika, opšava, atike, te brtvljenje oko kupola i svih završetaka prema uputama proizvođača.</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h text:style-name="Heading_20_2" text:outline-level="2"/>
      <text:h text:style-name="Heading_20_2" text:outline-level="2"/>
      <text:h text:style-name="Heading_20_2" text:outline-level="2"/>
      <text:h text:style-name="Heading_20_2" text:outline-level="2"><text:bookmark-start text:name="B0304"/>3.4 <text:s/>KLASIČNI RAVNI KROVOVI NA TRAPEZNO PROFILIRANIM LIMOVIMA ILI ARMIRANO-BETONSKIM PLOČAMA – kombinacija ploča od kamene vune i XPS-a</text:h>
      <text:p text:style-name="P6"><text:bookmark-end text:name="B0303"/><text:bookmark-end text:name="B0304"/></text:p>
      <text:p text:style-name="P24"><text:span text:style-name="T5">Dobava i ugradnja materijala za zvučnu, toplinsku i protupožarnu izolaciju ravnog krova kod očekivanih većih stalnih i/ili pokretnih opterećenja (strojarska oprema, prohodne terase, hodne staze na klasičnim, ravnim krovovima i sl.). Najprije se na <text:s/>trapezni profilirani lim/ab ploču postavlja parna prana čije su karakteristike definirane projektom građevinske fizike, zatim se postavljaju tvrde ploče od kamene vune, karakteristika kao KNAUF INSULATION SmartRoof THERMAL, </text:span><text:soft-page-break/><text:span text:style-name="T5">gustoće minimalno 115 kg/m</text:span><text:span text:style-name="T17">3</text:span><text:span text:style-name="T5">, λ = 0,036 W/Mk (CS(10)50, PL(5)500), debljine definirane projektom građevinske fizike, ili u slučaju većih opterećenja od 50 kPa, ploče kamene vune KNAUF INSULATION SmartRoof TOP, gustoće minimalno 135 kg/m</text:span><text:span text:style-name="T17">3</text:span><text:span text:style-name="T5"> (CS(10)70, PL(5)650). Preko ploča od kamene vune postavlja se sloj XPS-a, karakteristika kao Knauf Insulation C 350 LJ, (ploča od ekstrudiranog polistirena glatke površine i stepenastih rubova). Iznad tih slojeva toplinske, zvučne i protupožarne izolacije, postavljaju se hidroizolacijske trake čije su karakteristike također definirane projektom građevinske fizike (PVC, TPO, bitumenska, EPDM, PIB…..). Hidroizolacija se pričvršćuje mehanički, a preklopi od 10 cm međusobno se vare vrućim zrakom. Između završne hidroizolacijske folije i ploča XPS-a predvidjeti sloj geotekstila ili staklenog voala kao parorasteretnog sloja, koji, posebno u slučaju primjene traka na osnovi PVC-a razdjeljuje XPS od hidroizolacijske folije. Ovisno o tipu hidroizolacijskog materijala <text:s/>mogući su i drugi načini izvedbe spojeva (vrući postupak, vakuum postupak…..). U cijenu uračunati dobavu i ugradbu slivnika, opšava, atike, te brtvljenje oko kupola i svih završetaka prema uputama proizvođača.</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16"/>
      <text:p text:style-name="P16"/>
      <text:h text:style-name="Heading_20_2" text:outline-level="2"/>
      <text:h text:style-name="Heading_20_2" text:outline-level="2"><text:bookmark-start text:name="B0305"/>3.5 <text:s/>KLASIČNI RAVNI KROVOVI NA ARM. - BETONSKOJ KONSTRUKCIJI S TOPLINSKOM IZOLACIJOM U NAGIBU</text:h>
      <text:p text:style-name="P6"><text:bookmark-end text:name="B0305"/></text:p>
      <text:p text:style-name="Block_20_Text">Dobava i ugradnja izolacijskih ploča u nagibu za zvučnu, toplinsku i protupožarnu izolaciju ravnog krova. Najprije se na <text:s/>arm.-betonsku <text:s/>podlogu postavlja parna prana čije su karakteristike definirane projektom građevinske fizike, zatim se polažu tvrde ploče od kamene vune kao Knauf Insulation SmartRoof TOP, gustoće minimalno 135 kg/m<text:span text:style-name="T16">3</text:span> (CS(10)70, PL(5)650), kao osnovna toplinska izolacija, a na njih kosine kamene vune kao SmartRoof CTF piljene ploče <text:s/>u <text:soft-page-break/>nagibu od 0,5% do 8%, prema planu polaganja koji je izradio proizvođač <text:s/>na temelju tlocrta ravnog krova i pozicije slivnika. Na ugrađene ploče kamene vune u padu prema slivnicima, postavlja se hidroizolacija čije karakteristike su definirane u projektu građevinske fizike i ovisno o njima primjenjuje se jedan od postupaka pričvršćivanja izolacije od kamene vune. U cijenu uračunati dobavu potrebnog materijala i slivnika, opšava, atike….. te brtvljenje oko kupola i svih završetaka prema uputama i specifikaciji proizvođača.</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25"/>
      <text:p text:style-name="P25"/>
      <text:h text:style-name="Heading_20_2" text:outline-level="2">3.6 <text:s/>KLASIČNI RAVNI KROVOVI NA TRAPEZNO PROFILIRANIM LIMOVIMA ILI ARMIRANO-BETONSKIM PLOČAMA – ploče dvoslojne gustoće</text:h>
      <text:p text:style-name="P6"/>
      <text:p text:style-name="P24"><text:span text:style-name="T5">Dobava i ugradnja materijala za zvučnu, toplinsku i protupožarnu izolaciju ravnog krova. Najprije se na <text:s/>trapezni profilirani lim/ab ploču postavlja parna prana kao Knauf Insulation LDS200 čije su karakteristike definirane projektom građevinske fizike, zatim se postavljaju tvrde ploče dvoslojne gustoće od kamene vune, karakteristika kao KNAUF INSULATION DDP 2U, gustoće minimalno 110 kg/m</text:span><text:span text:style-name="T17">3</text:span><text:span text:style-name="T5">, λ = 0,040 W/mK (CS(10)60, PL(5)650), debljine definirane projektom građevinske fizike. Iznad tih slojeva toplinske, zvučne i protupožarne izolacije, postavljaju se hidroizolacijske trake čije su karakteristike također definirane projektom građevinske fizike (PVC, TPO, bitumenska, EPDM, PIB…..). Hidroizolacija se na krovne DDP ploče pričvršćuje mehanički, a preklopi od 10 cm međusobno se vare vrućim zrakom. Između završne hidroizolacijske folije i ploča toplinske izolacije predvidjeti sloj geotekstila ili staklenog voala kao parorasteretnog sloja. Ovisno o tipu hidroizolacijskog materijala <text:s/>mogući su i drugi načini izvedbe spojeva (vrući postupak, vakuum postupak…..). U cijenu uračunati dobavu i ugradbu slivnika, opšava, atike, te brtvljenje oko kupola i svih završetaka prema uputama proizvođača.</text:span></text:p>
      <text:p text:style-name="P16"><text:soft-page-break/></text:p>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25"/>
      <text:p text:style-name="P25"/>
      <text:h text:style-name="Heading_20_2" text:outline-level="2"><text:bookmark-start text:name="B0401"/>4.1 <text:s/>POD NA TLU</text:h>
      <text:p text:style-name="P6"><text:bookmark-end text:name="B0401"/></text:p>
      <text:p text:style-name="P14"><text:span text:style-name="T5">Dobava i ugradnja potrebnog materijala za izvedbu plivajućeg estriha armiranog <text:s/>čeličnom mrežom, polipropilenskim (čeličnim) vlaknima ili tekućeg estriha prema sljedećim fazama: na betonsku podlogu postavlja se hidroizolacija s preklopima 10 do 15 cm preko koje se postavljaju tvrde ploče od kamene vune kao Knauf Insulation TPT ili TP ovisno o opterećenju i namjeni prostorije. Koeficijent <text:s/>dinamičke krutosti izolacijskih ploča mora biti u rasponu od 20 MN/m</text:span><text:span text:style-name="T17">3</text:span><text:span text:style-name="T5"> do 40 MN/m</text:span><text:span text:style-name="T17">3</text:span><text:span text:style-name="T5">. Uz zidove je potrebno položiti rubne trake od kamene vune kao Knauf Insulation RS kako bi spriječili prijenos zvuka i topline na bočne građevne dijelove. Preko izolacijskih ploča postavlja se PE-folija kao karakteristika Knauf Insulation <text:s text:c="2"/>LDS 100. Ukoliko su podne plohe veće od 30 m</text:span><text:span text:style-name="T17">2</text:span><text:span text:style-name="T5"> te ovisno o tipu , a prema uputi proizvođača potrebno je izvesti dilatacije. Svi slojevi i karakteristike materijala moraju biti usklađeni s projektom građevinske fizike.</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17"/>
      <text:p text:style-name="P17"/>
      <text:p text:style-name="P17"/>
      <text:p text:style-name="P17"/>
      <text:h text:style-name="Heading_20_2" text:outline-level="2"><text:bookmark-start text:name="B0402"/>4.2 <text:s/>POD NA MEĐUKATNOJ KONSTRUKCIJI</text:h>
      <text:p text:style-name="P25"><text:bookmark-end text:name="B0402"/></text:p>
      <text:p text:style-name="P24"><text:span text:style-name="T5">Dobava i ugradnja potrebnog materijala za izvedbu plivajućeg estriha armiranog Q-mrežom, alternativno polipropilenskim (čeličnim) vlaknima, tekućeg estriha, suhomontažnog estriha npr. Knauf tip F, prema sljedećim fazama: na međukatnu konstrukciju postavljaju se tvrde ploče od kamene vune karakterisitka kao Knauf Insulation TPT, ili TP ovisno o opterećenju i namjeni prostorije. Koeficijent <text:s/>dinamičke krutosti izolacijskih ploča mora biti u rasponu od 20 MN/m</text:span><text:span text:style-name="T17">3</text:span><text:span text:style-name="T5"> do 40 MN/m</text:span><text:span text:style-name="T17">3</text:span><text:span text:style-name="T5">. Uz zidove je potrebno položiti trake od kamene vune kao Knauf Insulation RS kako bi spriječili prijenos </text:span><text:soft-page-break/><text:span text:style-name="T5">zvuka (vibracija) i topline na bočne građevne dijelove. Iznad i ispod izolacijskih ploča postavlja se PE-folija kao Knauf Insulation LDS 100. Ukoliko su podne plohe veće od 30 m</text:span><text:span text:style-name="T17">2</text:span><text:span text:style-name="T5">, te ovisno o tipu estriha (tekući, armirani, suhomontažni..), a prema uputi proizvođača potrebno je izvesti dilatacije. Svi slojevi i karakteristike materijala moraju biti usklađeni sa elaboratom građevinske fizike.</text:span></text:p>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25"/>
      <text:p text:style-name="P25"/>
      <text:p text:style-name="P25"/>
      <text:p text:style-name="P25"/>
      <text:h text:style-name="Heading_20_2" text:outline-level="2"><text:bookmark-start text:name="B0403"/>4.3 <text:s/>STROP PREMA NEGRIJANOM PROSTORU ILI IZNAD VANJSKOG PROSTORA</text:h>
      <text:p text:style-name="P25"><text:bookmark-end text:name="B0403"/></text:p>
      <text:p text:style-name="P14"><text:span text:style-name="T5">Dobava i ugradnja svog potrebnog materijala za izvedbu toplinske, zvučne i protupožarne izolacije građevnog dijela <text:s/>prema negrijanom dijelu. Najprije se postavlja <text:s/>drvena ili metalna potkonstrukcija između koje se postavljaju ploče od kamene vune kao Knauf Insulation DP-5, alternativno izolacijski filc od staklene vune prema ECOSE</text:span><text:span text:style-name="T17">®</text:span><text:span text:style-name="T5"> Technology UNIFIT-035. Obvezna postava, te trajno zrakonepropusno lijepljenje parne brane s toplije strane mineralne vune, PE-folije debljine 0,2mm karakteristika kao Knauf Insulation LDS 100. <text:s/>Podgled stropa čini obloga od gipskartonskih, drvenih ili sl. ploča. U cijenu je potrebno uračunati dobavu i postavu potrebnog materijala, a radove izvesti prema uputama proizvođača. Svi slojevi i karakteristike materijala moraju biti usklađeni s projektom građevinske fizike.</text:span></text:p>
      <text:p text:style-name="P15"/>
      <text:p text:style-name="P14"><text:span text:style-name="T7">Alternativa: </text:span><text:span text:style-name="T5">Izvedba ETICS sustava s lamelama kamene vune kao Knauf Insulation FKL, uz završnu obradu prema uvjetima okoline. Ukoliko se radi o zatvorenom prostoru, tada je dovoljno samo obojiti završnom bojom za unutarnje prostore. Ukoliko se radi o vanjskom prostoru, obrada završnim silikatnim, silikat-silikonskim ili silikonskim slojem.</text:span></text:p>
      <text:p text:style-name="P15"/>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16"><text:soft-page-break/></text:p>
      <text:p text:style-name="P16"/>
      <text:p text:style-name="P16"/>
      <text:h text:style-name="Heading_20_2" text:outline-level="2"><text:bookmark-start text:name="B0404"/>4.4 <text:s/>PROHODNA TERASA – klasični ravni krov</text:h>
      <text:p text:style-name="P25"><text:bookmark-end text:name="B0404"/></text:p>
      <text:p text:style-name="P14"><text:span text:style-name="T5">Dobava i ugradnja potrebnog materijala za izvedbu plivajućeg poda prohodne terase armiranog <text:s/>s jednostrukom ili dvostrukom mrežnom armaturom prema dolje navedenim fazama. Prvo se postavlja parna brana, PE-folija karakteristika kao Knauf Insulation <text:s/>LDS 200 s preklopima 10 do 15 cm preko koje se postavljaju tvrde ploče od kamene vune kao Knauf Insulation TPT. Uz zidove je potrebno položiti trake od kamene vune tipa kao Knauf Insulation RS kako bi spriječili nastajanje zvučnih i toplinskih mostova. Na izolacijske podne ploče postavlja se hidroizolacija također s preklopima cca. 15 do 20 cm. Ukoliko su podne plohe veće od 30 m</text:span><text:span text:style-name="T17">2</text:span><text:span text:style-name="T5">, ovisno o tipu estriha, a prema uputi proizvođača potrebno je izvesti dilatacije. Završni sloj mora biti otporan na atmosferilije i dinamička opterećenja, a svi slojevi i karakteristike materijala moraju biti usklađeni s elaboratom građevinske fizike.</text:span></text:p>
      <text:p text:style-name="P14"><text:span text:style-name="T5">Ukoliko se radi o većim očekivanim vlastitim ili pokretnim opterećenjima, može se predvidjeti iznad sloja TPT-a i sloj SmartRoof HARD.</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16"/>
      <text:p text:style-name="P16"/>
      <text:p text:style-name="P16"/>
      <text:p text:style-name="P16"/>
      <text:h text:style-name="Heading_20_2" text:outline-level="2"><text:bookmark-start text:name="B0405"/>4.5 <text:s/>PROHODNA TERASA – inverzni ravni krov</text:h>
      <text:p text:style-name="P25"><text:bookmark-end text:name="B0405"/></text:p>
      <text:p text:style-name="P14"><text:span text:style-name="T5">Dobava i ugradnja potrebnog materijala za izvedbu plivajućeg poda prohodne terase armiranog <text:s/>s jednostrukom ili dvostrukom mrežnom armaturom prema dolje navedenim fazama. Prvo se postavlja parna brana od bitumenske ljepenke i uloškom od AL folije, s preklopima 10 do 15 cm preko koje se postavlja sloj PE folije karakteristika kao Knauf Insulation LDS 200. Kao toplinsku izolaciju izvesti ploče ekstrudiranog polistirena (XPS) kao Knauf Insulation C 350 LJ položenih preko sloja pjenastog polietilena (izolacija od </text:span><text:soft-page-break/><text:span text:style-name="T5">zvuka udara!) Uz zidove je potrebno položiti rubne trake od elastičnog materijala tipa kao Knauf Insulation RS kako bi spriječili nastajanje zvučnih i toplinskih mostova. Na izolacijske podne ploče postavlja se sloj PE folije i geotekstila gustoće 200-250 kg/m</text:span><text:span text:style-name="T17">3</text:span><text:span text:style-name="T5"> preko kojeg se postavlja sloj armiranog cementnog estriha. Ukoliko su podne plohe veće od 30 m</text:span><text:span text:style-name="T17">2</text:span><text:span text:style-name="T5">, ovisno o tipu estriha, a prema uputi proizvođača potrebno je izvesti dilatacije. Završni sloj mora biti otporan na atmosferilije i dinamička opterećenja, a svi slojevi i karakteristike materijala moraju biti usklađeni s elaboratom građevinske fizike.</text:span></text:p>
      <text:p text:style-name="P16"/>
      <text:p text:style-name="P18"><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16"/>
      <text:p text:style-name="P15"/>
      <text:h text:style-name="Heading_20_2" text:outline-level="2"><text:bookmark-start text:name="B0501"/>5.1 <text:s/>PREGRADNI ZID – jednostruka potkonstrukcija</text:h>
      <text:p text:style-name="P15"><text:bookmark-end text:name="B0501"/></text:p>
      <text:p text:style-name="P14"><text:span text:style-name="T6">Pregradni nenosivi zid s jednostrukom metalnom potkonstrukcijom iz CW i UW profila.</text:span></text:p>
      <text:p text:style-name="P14"><text:span text:style-name="T6">Ukupna debljina zida 75 / 100 / 125 / 150 / 175 mm, obostrano jednostruko / dvostruko / trostruko obložen s gips-kartonskim pločama kao tipa KNAUF– standardna ploča (A) / protupožarna ploča (DF) debljine 12,5 mm. Ispuna od toplinske, zvučne i protupožarne izolacije kao </text:span><text:span text:style-name="T5">Knauf Insulation <text:s/>TW (ploče kamene vune), TP115 (ploče staklene vune), TI 140 W (role staklene vune), (DP-5 ploče kamene vune za razred vatrootpornosti iznad F90), debljine ovisno o razmaku između nasuprotnih ploča (širini profila). Razred vatrootpornosti F 30 / <text:s/>F60 / F90 / F180. Naziv sustava: Knauf zid W111 / <text:s/>W112 / <text:s/>W113.</text:span></text:p>
      <text:p text:style-name="P16"/>
      <text:p text:style-name="P26"><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27"/>
      <text:p text:style-name="P27"><text:s/></text:p>
      <text:p text:style-name="P27"/>
      <text:p text:style-name="P27"/>
      <text:h text:style-name="Heading_20_2" text:outline-level="2"><text:bookmark-start text:name="B0502"/>5.2. <text:s/>PREGRADNI ZID – dvostruka potkonstrukcija</text:h>
      <text:p text:style-name="P15"><text:bookmark-end text:name="B0502"/></text:p>
      <text:p text:style-name="P14"><text:span text:style-name="T6">Pregradni nenosivi zid s dvostrukom metalnom potkonstrukcijom iz CW i UW profila.</text:span></text:p>
      <text:p text:style-name="P14"><text:soft-page-break/><text:span text:style-name="T6">Ukupna debljina zida 155 / 205 / 255 mm, obostrano dvostruko obložen s gips-kartonskim pločama kao tipa KNAUF – standardna ploča (A) / protupožarna ploča (DF) debljine 12,5 mm. Ispuna od toplinske, zvučne i protupožarne izolacije kao </text:span><text:span text:style-name="T5">Knauf Insulation TW (ploče kamene vune), TP115 (ploče od staklene vune), TI 140 W (role staklene vune), (DP-5 ploče od kamene vune, gustoće 50 kg/m</text:span><text:span text:style-name="T17">3</text:span><text:span text:style-name="T5"> za razred vatrootpornosti F90 i više), debljine ovisno o razmaku između nasuprotnih ploča (širini profila). Razred vatrootpornosti F 30 / F90. Naziv sustava: Knauf zid W115.</text:span></text:p>
      <text:p text:style-name="P16"/>
      <text:p text:style-name="P26"><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27"/>
      <text:p text:style-name="P27"/>
      <text:h text:style-name="Heading_20_2" text:outline-level="2"><text:bookmark-start text:name="B0503"/>5.3. <text:s/>PREGRADNI ZID – povećana zvučna i/ili protupožarna zaštita</text:h>
      <text:p text:style-name="P15"><text:bookmark-end text:name="B0503"/></text:p>
      <text:p text:style-name="P14"><text:span text:style-name="T6">Pregradni zid s većom zvučnom zaštitom, dvostrukom metalnom potkonstrukcijom iz CW i UW profila.</text:span></text:p>
      <text:p text:style-name="P14"><text:span text:style-name="T6">Ukupna debljina zida 220 mm (CW 75+75/220), obostrano dvostruko obložen i jedan sloj ploča između dvije metalne potkonstrukcije s gips-kartonskim pločama kao tipa Knauf – standardna ploča (A) / tvrda <text:s/>ploča Diamant debljine 12,5 mm. Višeslojna ispuna od toplinske, zvučne i protupožarne izolacije kao </text:span><text:span text:style-name="T5">Knauf Insulation DP-5 <text:s/>debljine 100 / 150 mm. Naziv sustava: Knauf zid između stanova W115.</text:span></text:p>
      <text:p text:style-name="P16"/>
      <text:p text:style-name="P26"><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27"/>
      <text:p text:style-name="P27"/>
      <text:p text:style-name="P27"/>
      <text:p text:style-name="P27"/>
      <text:h text:style-name="Heading_20_2" text:outline-level="2"><text:bookmark-start text:name="B0504"/>5.4. <text:s/>SPUŠTENI STROP </text:h>
      <text:p text:style-name="P15"><text:bookmark-end text:name="B0504"/></text:p>
      <text:p text:style-name="P24"><text:span text:style-name="T5">Alternativa 1: Dobava i ugradnja potrebnog materijala za izolaciju stropa prema negrijanom podrumu ili zatvorenim negrijanim prostorima npr. garaže. Mehanički pričvršćujemo s 6-8 kom/m</text:span><text:span text:style-name="T17">2</text:span><text:span text:style-name="T5"> , polutvrde <text:s/>ploče od kamene vune kao karakterisitka Knauf Insulation <text:s/>DP-5 ili DP-7 kaširane staklenim voalom veće gustoće. </text:span></text:p>
      <text:p text:style-name="P24"><text:soft-page-break/><text:span text:style-name="T5">Alternativa 2: Dobava i izvedba nosive potkonstrukcije gdje se na stropnu konstrukciju postavlja ovješena nosiva i montažna potkonstrukcija izrađena iz tipskih čeličnih Knauf CD i UD profilia s polaganjem višenamjenskih ploča kamene vune kao Knauf Insulation</text:span><text:span text:style-name="T17">®</text:span><text:span text:style-name="T5"> DP-3, alternativno izolacijski ECOSE®filc Unifit 035 ili Classic 040 u šuplijnu rastera <text:s/>potkonstrukcije. Izvedba stropa prema uputstvima i smjernicama proizvođača. </text:span></text:p>
      <text:p text:style-name="P16"/>
      <text:p text:style-name="P16"/>
      <text:p text:style-name="P26"><text:span text:style-name="T4">m</text:span><text:span text:style-name="T18">2</text:span><text:span text:style-name="T4"> <text:s text:c="11"/><text:tab/></text:span><text:span text:style-name="T5"><text:tab/></text:span><text:span text:style-name="T4">a'<text:tab/><text:tab/></text:span><text:span text:style-name="T5"><text:tab/></text:span><text:span text:style-name="T4"><text:tab/><text:tab/></text:span></text:p>
      <text:p text:style-name="P27"><text:s/></text:p>
      <text:p text:style-name="P28"/>
      <text:p text:style-name="P2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r" fo:country="H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hr" fo:country="H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text-properties style:font-name="Arial" fo:font-size="12pt" style:text-underline-style="solid" style:text-underline-width="auto" style:text-underline-color="font-color" style:font-size-asian="12pt" style:font-name-complex="Arial"/>
    </style:style>
    <style:style style:name="Heading_20_3" style:display-name="Heading 3" style:family="paragraph" style:parent-style-name="Heading_20_2" style:next-style-name="Standard" style:default-outline-level="3" style:class="tex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Block_20_Text" style:display-name="Block Text" style:family="paragraph" style:parent-style-name="Standard">
      <style:paragraph-properties fo:margin="100%" fo:margin-left="1.251cm" fo:margin-right="5.498cm" fo:text-align="justify" style:justify-single-word="false" fo:text-indent="0cm" style:auto-text-indent="false"/>
      <style:text-properties style:font-name="Arial" fo:font-size="12pt" style:font-size-asian="12pt" style:font-name-complex="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1" style:family="paragraph" style:parent-style-name="Heading_20_2">
      <style:text-properties fo:font-style="italic" style:font-style-asian="italic"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style style:name="WW8Num11z1" style:family="text">
      <style:text-properties fo:color="#000000" style:font-name="Arial" fo:font-size="12pt" style:font-size-asian="12pt" style:font-name-complex="Aria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size="8pt" style:font-size-asian="8pt" style:font-name-complex="Tahoma"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Heading_20_3_20_Char" style:display-name="Heading 3 Char" style:family="text">
      <style:text-properties style:font-name="Arial" fo:font-size="12pt" fo:language="hr" fo:country="HR" style:text-underline-style="solid" style:text-underline-width="auto" style:text-underline-color="font-color" style:font-size-asian="12pt" style:font-name-complex="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72cm" fo:text-indent="-0.72cm" fo:margin-left="0.72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72cm" fo:text-indent="-0.72cm" fo:margin-left="0.72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text-properties style:font-name="Arial" fo:font-size="6pt" style:font-size-asian="6pt" style:font-name-complex="Arial"/>
    </style:style>
    <style:style style:name="MT1" style:family="text">
      <style:text-properties style:font-name="Arial" fo:font-size="6pt" style:text-underline-style="solid" style:text-underline-width="auto" style:text-underline-color="font-color" style:font-size-asian="6pt" style:font-name-complex="Arial"/>
    </style:style>
    <style:style style:name="MT2" style:family="text">
      <style:text-properties style:text-underline-style="solid" style:text-underline-width="auto" style:text-underline-color="font-color"/>
    </style:style>
    <style:style style:name="MT3" style:family="text">
      <style:text-properties style:font-name="Arial" fo:font-style="italic" style:text-underline-style="solid" style:text-underline-width="auto" style:text-underline-color="font-color" style:font-style-asian="italic" style:font-name-complex="Arial" style:font-style-complex="italic"/>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01cm" fo:margin-left="3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graphics1" text:anchor-type="as-char" svg:width="4.498cm" svg:height="1.406cm" draw:z-index="9"><draw:image xlink:href="Pictures/10000000000002CE000000E1F8DF4A3A.jpg" xlink:type="simple" xlink:show="embed" xlink:actuate="onLoad"/></draw:frame></text:p>
        <text:p text:style-name="Header"><text:span text:style-name="MT1">Industrija termičkih, akustičkih i protupožarnih izolacija d.o.o.</text:span><text:span text:style-name="MT2"><text:tab/> <text:s text:c="68"/></text:span><text:span text:style-name="MT3">TROŠKOVNIČKI OPISI</text:span></text:p>
        <text:p text:style-name="MP2"/>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OŠKOVNIČKI OPISI</dc:title>
    <meta:initial-creator>knauf</meta:initial-creator>
    <meta:creation-date>2016-03-31T11:39:00</meta:creation-date>
    <dc:creator>NovakS</dc:creator>
    <dc:date>2016-03-31T12:38:00</dc:date>
    <meta:print-date>2013-04-02T12:50:00</meta:print-date>
    <meta:editing-cycles>6</meta:editing-cycles>
    <meta:editing-duration>PT1H</meta:editing-duration>
    <meta:document-statistic meta:table-count="0" meta:image-count="1" meta:object-count="0" meta:page-count="22" meta:paragraph-count="139" meta:word-count="4605" meta:character-count="33612"/>
    <meta:generator>OpenOffice/4.0.1$Win32 OpenOffice.org_project/401m5$Build-9714</meta:generator>
  </office:meta>
</office:document-meta>
</file>